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Property.getNam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Property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Property.SourceProperty( String namespace ,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Property.setNamespace( String namespa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Property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Property.SourceProperty( Element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Property.SourceProperty( String namespace ,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ourceProperty.setValue( NodeList 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ourceProperty.setValue(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ourceProperty.getValueAs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ourceProperty.toSAX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urceProperty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